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130000001605692BCB012D82BF.png" manifest:media-type="image/png"/>
  <manifest:file-entry manifest:full-path="styles.xml" manifest:media-type="text/xml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Replacements/Object 9" manifest:media-type=""/>
  <manifest:file-entry manifest:full-path="ObjectReplacements/Object 10" manifest:media-type="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"/>
  <manifest:file-entry manifest:full-path="ObjectReplacements/Object 21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"/>
  <manifest:file-entry manifest:full-path="ObjectReplacements/Object 12" manifest:media-type=""/>
  <manifest:file-entry manifest:full-path="ObjectReplacements/Object 22" manifest:media-type="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7" manifest:media-type=""/>
  <manifest:file-entry manifest:full-path="ObjectReplacements/Object 27" manifest:media-type=""/>
  <manifest:file-entry manifest:full-path="ObjectReplacements/Object 19" manifest:media-type="application/x-openoffice-gdimetafile;windows_formatname=&quot;GDIMetaFile&quot;"/>
  <manifest:file-entry manifest:full-path="ObjectReplacements/Object 18" manifest:media-type=""/>
  <manifest:file-entry manifest:full-path="ObjectReplacements/Object 28" manifest:media-type=""/>
  <manifest:file-entry manifest:full-path="ObjectReplacements/Object 5" manifest:media-type=""/>
  <manifest:file-entry manifest:full-path="ObjectReplacements/Object 24" manifest:media-type=""/>
  <manifest:file-entry manifest:full-path="ObjectReplacements/Object 14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23" manifest:media-type=""/>
  <manifest:file-entry manifest:full-path="ObjectReplacements/Object 3" manifest:media-type="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fo:language="ru" fo:country="RU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fo:language="ru" fo:country="RU" fo:font-style="italic" style:font-size-asian="14pt" style:font-style-asian="italic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style="italic" style:font-size-asian="14pt" style:font-style-asian="italic" style:font-name-complex="Times New Roman1" style:font-size-complex="14pt"/>
    </style:style>
    <style:style style:name="P6" style:family="paragraph" style:parent-style-name="Standard">
      <style:text-properties style:font-name="Times New Roman" fo:font-size="14pt" fo:language="ru" fo:country="RU" fo:font-style="italic" style:font-name-asian="F" style:font-size-asian="14pt" style:font-style-asian="italic" style:font-name-complex="Times New Roman1" style:font-size-complex="14pt"/>
    </style:style>
    <style:style style:name="P7" style:family="paragraph" style:parent-style-name="Standard">
      <style:text-properties style:font-name="Times New Roman" fo:font-size="14pt" fo:language="ru" fo:country="RU" style:font-name-asian="F" style:font-size-asian="14pt" style:font-name-complex="Times New Roman1" style:font-size-complex="14pt"/>
    </style:style>
    <style:style style:name="P8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margin-left="0in" fo:margin-right="0in" fo:text-indent="5.0209in" style:auto-text-indent="false"/>
    </style:style>
    <style:style style:name="P10" style:family="paragraph" style:parent-style-name="Standard">
      <style:paragraph-properties fo:margin-left="0in" fo:margin-right="0in" fo:text-indent="5.0209in" style:auto-text-indent="false"/>
      <style:text-properties officeooo:rsid="0019479d" officeooo:paragraph-rsid="0019479d"/>
    </style:style>
    <style:style style:name="P11" style:family="paragraph" style:parent-style-name="Standard">
      <style:paragraph-properties fo:margin-left="2.5in" fo:margin-right="0in" fo:text-align="center" style:justify-single-word="false" fo:text-indent="-2.5in" style:auto-text-indent="false"/>
    </style:style>
    <style:style style:name="P12" style:family="paragraph" style:parent-style-name="Standard">
      <style:paragraph-properties fo:margin-left="0in" fo:margin-right="0in" fo:text-indent="0.5in" style:auto-text-indent="false"/>
    </style:style>
    <style:style style:name="P13" style:family="paragraph" style:parent-style-name="Standard" style:master-page-name="Standard">
      <style:paragraph-properties fo:text-align="center" style:justify-single-word="false" style:page-number="auto"/>
    </style:style>
    <style:style style:name="P14" style:family="paragraph" style:parent-style-name="Footer">
      <style:paragraph-properties fo:text-align="end" style:justify-single-word="false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officeooo:rsid="0019479d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ru" fo:country="RU" fo:font-weight="bold" officeooo:rsid="0019479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ru" fo:country="RU" fo:font-style="italic" style:font-size-asian="14pt" style:font-style-asian="italic" style:font-name-complex="Times New Roman1" style:font-size-complex="14pt"/>
    </style:style>
    <style:style style:name="T6" style:family="text">
      <style:text-properties style:font-name="Times New Roman" fo:font-size="14pt" fo:language="ru" fo:country="RU" fo:font-style="italic" officeooo:rsid="0019479d" style:font-size-asian="14pt" style:font-style-asian="italic" style:font-name-complex="Times New Roman1" style:font-size-complex="14pt"/>
    </style:style>
    <style:style style:name="T7" style:family="text">
      <style:text-properties style:font-name="Times New Roman" fo:font-size="14pt" fo:language="ru" fo:country="RU" fo:font-style="italic" style:font-name-asian="F" style:font-size-asian="14pt" style:font-style-asian="italic" style:font-name-complex="Times New Roman1" style:font-size-complex="14pt"/>
    </style:style>
    <style:style style:name="T8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style:font-name-asian="F" style:font-size-asian="14pt" style:font-name-complex="Times New Roman1" style:font-size-complex="14pt"/>
    </style:style>
    <style:style style:name="T10" style:family="text">
      <style:text-properties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Times New Roman" fo:font-size="14pt" fo:font-style="italic" style:font-name-asian="F" style:font-size-asian="14pt" style:font-style-asian="italic" style:font-name-complex="Times New Roman1" style:font-size-complex="14pt"/>
    </style:style>
    <style:style style:name="T12" style:family="text">
      <style:text-properties style:font-name="Times New Roman" fo:font-size="14pt" style:font-name-asian="F" style:font-size-asian="14pt" style:font-name-complex="Times New Roman1" style:font-size-complex="14pt"/>
    </style:style>
    <style:style style:name="T13" style:family="text">
      <style:text-properties style:text-position="sub 58%" style:font-name="Times New Roman" fo:font-size="14pt" fo:language="ru" fo:country="RU" style:font-name-asian="F" style:font-size-asian="14pt" style:font-name-complex="Times New Roman1" style:font-size-complex="14pt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Министерство образования Республики Беларусь</text:span></text:p>
      <text:p text:style-name="P1"><text:span text:style-name="T1">Учреждение образования</text:span></text:p>
      <text:p text:style-name="P1"><text:span text:style-name="T1">«Брестский государственный технический университет»</text:span></text:p>
      <text:p text:style-name="P1"><text:span text:style-name="T1">Кафедра АТП и П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3">Лабораторная работа №</text:span><text:span text:style-name="T4">3</text:span></text:p>
      <text:p text:style-name="P1"><text:span text:style-name="T5">«</text:span><text:span text:style-name="T6">Изучение усилительных каскадов на транзисторах</text:span><text:span text:style-name="T5">»</text:span></text:p>
      <text:p text:style-name="P4"/>
      <text:p text:style-name="P5"/>
      <text:p text:style-name="P9"><text:span text:style-name="T1">Выполнил:</text:span></text:p>
      <text:p text:style-name="P9"><text:span text:style-name="T1">студент 2-го курса</text:span></text:p>
      <text:p text:style-name="P9"><text:span text:style-name="T1">группы ИИ-15(1)</text:span></text:p>
      <text:p text:style-name="P9"><text:span text:style-name="T1">факультета ЭИС</text:span></text:p>
      <text:p text:style-name="P10"><text:span text:style-name="T1">Волк И. А.</text:span></text:p>
      <text:p text:style-name="P9"><text:span text:style-name="T1">Проверил:</text:span></text:p>
      <text:p text:style-name="P9"><text:span text:style-name="T1">Пикула А. И.</text:span></text:p>
      <text:p text:style-name="P2"/>
      <text:p text:style-name="P2"/>
      <text:p text:style-name="P11"><text:span text:style-name="T1">Брест 201</text:span><text:span text:style-name="T2">9</text:span></text:p>
      <text:p text:style-name="P12"><text:soft-page-break/><text:span text:style-name="T8">Цель работы: </text:span><text:span text:style-name="T1">изучение схем построения усилительных каскадов на биполярном транзисторе по схеме с общим эмиттером и полевом транзисторе по схеме с общим истоком; расчёт усилительных каскадов и определение их параметров и характеристик.</text:span></text:p>
      <text:p text:style-name="Standard"><text:span text:style-name="T1"><text:tab/></text:span><text:span text:style-name="T3">Ход работы.</text:span></text:p>
      <text:p text:style-name="Standard"><text:span text:style-name="T8">Задание 1. Расчёт усилительного каскада с ОЭ с фиксированным током базы</text:span></text:p>
      <text:p text:style-name="Standard"><text:span text:style-name="T1">а) По заданным значениям </text:span><text:span text:style-name="T10">R</text:span><text:span text:style-name="T1">н, </text:span><text:span text:style-name="T10">U</text:span><text:span text:style-name="T1">н.т и </text:span><text:span text:style-name="T10">f</text:span><text:span text:style-name="T1">н определим </text:span><text:span text:style-name="T10">R</text:span><text:span text:style-name="T1">к и </text:span><text:span text:style-name="T10">U</text:span><text:span text:style-name="T1">п.</text:span></text:p>
      <text:p text:style-name="Standard"><text:span text:style-name="T1">Заданные значения: </text:span></text:p>
      <text:p text:style-name="Standard"><text:span text:style-name="T10">R</text:span><text:span text:style-name="T1">н = 5 кОм</text:span></text:p>
      <text:p text:style-name="Standard"><text:span text:style-name="T10">U</text:span><text:span text:style-name="T1">н.т = 5 В</text:span></text:p>
      <text:p text:style-name="Standard"><text:span text:style-name="T10">f</text:span><text:span text:style-name="T1">н =</text:span><text:span text:style-name="T10"> 5</text:span><text:span text:style-name="T1"> кГц</text:span></text:p>
      <text:p text:style-name="P2"/>
      <text:p text:style-name="Standard"><draw:frame draw:style-name="fr1" text:anchor-type="as-char" svg:width="3.5209in" svg:height="0.2063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text:span text:style-name="T9">С фиксированным током базы:</text:span></text:p>
      <text:p text:style-name="Standard"><draw:frame draw:style-name="fr1" text:anchor-type="as-char" svg:width="2.5937in" svg:height="0.2043in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Standard"><text:span text:style-name="T1">б) Рассчитаем значения </text:span><text:span text:style-name="T10">U</text:span><text:span text:style-name="T1">ко и </text:span><text:span text:style-name="T10">I</text:span><text:span text:style-name="T1">ко.</text:span></text:p>
      <text:p text:style-name="Standard"><draw:frame draw:style-name="fr1" text:anchor-type="as-char" svg:width="2.889in" svg:height="0.2043in" draw:z-index="2"><draw:object xlink:href="./Object 6" xlink:type="simple" xlink:show="embed" xlink:actuate="onLoad"/><draw:image xlink:href="./ObjectReplacements/Object 6" xlink:type="simple" xlink:show="embed" xlink:actuate="onLoad"/></draw:frame><text:span text:style-name="T7"><text:s/></text:span></text:p>
      <text:p text:style-name="Standard"><draw:frame draw:style-name="fr1" text:anchor-type="as-char" svg:width="3.1098in" svg:height="0.3929in" draw:z-index="3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<text:span text:style-name="T9">в) На полученных в лабораторной работе #2 выходных ВАХ транзистора отметим рабочую точку покоя </text:span><text:span text:style-name="T12">I</text:span><text:span text:style-name="T9">ко и </text:span><text:span text:style-name="T12">U</text:span><text:span text:style-name="T9">кэо = </text:span><text:span text:style-name="T12">U</text:span><text:span text:style-name="T9">ко – </text:span><text:span text:style-name="T12">U</text:span><text:span text:style-name="T9">эо и определить для этой точки параметры </text:span><text:span text:style-name="T12">h</text:span><text:span text:style-name="T13">21э</text:span><text:span text:style-name="T9"> и </text:span><text:span text:style-name="T12">h</text:span><text:span text:style-name="T13">22э</text:span><text:span text:style-name="T9">.</text:span></text:p>
      <text:p text:style-name="Standard"><draw:frame draw:style-name="fr1" text:anchor-type="as-char" svg:width="1.952in" svg:height="0.1839in" draw:z-index="4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<draw:frame draw:style-name="fr1" text:anchor-type="as-char" svg:width="1.1728in" svg:height="0.3929in" draw:z-index="5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<draw:frame draw:style-name="fr1" text:anchor-type="as-char" svg:width="1.7043in" svg:height="0.3929in" draw:z-index="6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><text:span text:style-name="T9">г) Рассчитаем ток </text:span><text:span text:style-name="T12">I</text:span><text:span text:style-name="T9">бо покоя базы и отметим на входной ВАХ рабочую точку покоя, для которой определим напряжение </text:span><text:span text:style-name="T12">U</text:span><text:span text:style-name="T9">бэо и параметр </text:span><text:span text:style-name="T12">h</text:span><text:span text:style-name="T13">11э</text:span></text:p>
      <text:p text:style-name="Standard"><text:soft-page-break/><draw:frame draw:style-name="fr1" text:anchor-type="as-char" svg:width="2.2283in" svg:height="0.3929in" draw:z-index="7"><draw:object xlink:href="./Object 16" xlink:type="simple" xlink:show="embed" xlink:actuate="onLoad"/><draw:image xlink:href="./ObjectReplacements/Object 16" xlink:type="simple" xlink:show="embed" xlink:actuate="onLoad"/></draw:frame></text:p>
      <text:p text:style-name="Standard"><draw:frame draw:style-name="fr1" text:anchor-type="as-char" svg:width="1.028in" svg:height="0.1839in" draw:z-index="8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><draw:frame draw:style-name="fr1" text:anchor-type="as-char" svg:width="1.089in" svg:height="0.1839in" draw:z-index="9"><draw:object xlink:href="./Object 20" xlink:type="simple" xlink:show="embed" xlink:actuate="onLoad"/><draw:image xlink:href="./ObjectReplacements/Object 20" xlink:type="simple" xlink:show="embed" xlink:actuate="onLoad"/></draw:frame></text:p>
      <text:p text:style-name="P6"/>
      <text:p text:style-name="Standard"><text:span text:style-name="T9">д) Рассчитаем величину сопротивления резистора </text:span><text:span text:style-name="T12">R</text:span><text:span text:style-name="T9">б, а также значения ёмкости конденсатов </text:span><text:span text:style-name="T12">C</text:span><text:span text:style-name="T9">1 и </text:span><text:span text:style-name="T12">C</text:span><text:span text:style-name="T9">2.</text:span></text:p>
      <text:p text:style-name="Standard"><draw:frame draw:style-name="fr1" text:anchor-type="as-char" svg:width="2.4984in" svg:height="0.3929in" draw:z-index="10"><draw:object xlink:href="./Object 22" xlink:type="simple" xlink:show="embed" xlink:actuate="onLoad"/><draw:image xlink:href="./ObjectReplacements/Object 22" xlink:type="simple" xlink:show="embed" xlink:actuate="onLoad"/></draw:frame></text:p>
      <text:p text:style-name="Standard"><text:span text:style-name="T9"><text:s/></text:span><draw:frame draw:style-name="fr1" text:anchor-type="as-char" svg:width="1.3917in" svg:height="0.1839in" draw:z-index="11"><draw:object xlink:href="./Object 24" xlink:type="simple" xlink:show="embed" xlink:actuate="onLoad"/><draw:image xlink:href="./ObjectReplacements/Object 24" xlink:type="simple" xlink:show="embed" xlink:actuate="onLoad"/></draw:frame></text:p>
      <text:p text:style-name="Standard"><draw:frame draw:style-name="fr1" text:anchor-type="as-char" svg:width="4.9047in" svg:height="0.4083in" draw:z-index="12"><draw:object xlink:href="./Object 26" xlink:type="simple" xlink:show="embed" xlink:actuate="onLoad"/><draw:image xlink:href="./ObjectReplacements/Object 26" xlink:type="simple" xlink:show="embed" xlink:actuate="onLoad"/></draw:frame></text:p>
      <text:p text:style-name="Standard"><draw:frame draw:style-name="fr1" text:anchor-type="as-char" svg:width="4.1772in" svg:height="0.4083in" draw:z-index="13"><draw:object xlink:href="./Object 28" xlink:type="simple" xlink:show="embed" xlink:actuate="onLoad"/><draw:image xlink:href="./ObjectReplacements/Object 28" xlink:type="simple" xlink:show="embed" xlink:actuate="onLoad"/></draw:frame><text:span text:style-name="T9"><text:s/></text:span></text:p>
      <text:p text:style-name="P7"/>
      <text:p text:style-name="Standard"><text:span text:style-name="T8">Задание 2. Исследование усилительного каскада с ОЭ с фиксированным током базы</text:span></text:p>
      <text:p text:style-name="Standard"><text:span text:style-name="T1">а) Соберем схему и установим все необх</text:span><text:bookmark text:name="_GoBack"/><text:span text:style-name="T1">одимые значения</text:span></text:p>
      <text:p text:style-name="P8"/>
      <text:p text:style-name="Standard"><text:span text:style-name="T1">б) Установим значения амплитуды входного сигнала, подаваемого с генератора, Uм вх = 0 В, измерить с помощью соответствующих измерительных приборов значения </text:span><text:span text:style-name="T10">I</text:span><text:span text:style-name="T1">ко, </text:span><text:span text:style-name="T10">I</text:span><text:span text:style-name="T1">бо, </text:span><text:span text:style-name="T10">U</text:span><text:span text:style-name="T1">ко и </text:span><text:span text:style-name="T10">U</text:span><text:span text:style-name="T1">бо, сравнить с расчётными и сделать выводы.</text:span></text:p>
      <text:p text:style-name="Standard"><text:span text:style-name="T1">в) Установить частоту входного сигнала </text:span><text:span text:style-name="T10">f</text:span><text:span text:style-name="T1"> = 10 кГц; измеряя амплитудное значение входного напряжения </text:span><text:span text:style-name="T10">U</text:span><text:span text:style-name="T1">м вх, будем измерять с помощью осциллографа амплитудные значения выходного напряжения </text:span><text:span text:style-name="T10">U</text:span><text:span text:style-name="T1">м вых, записывая результаты измерений в таблицу; отметим значение входного напряжения </text:span><text:span text:style-name="T10">U</text:span><text:span text:style-name="T1">вх </text:span><text:span text:style-name="T10">max</text:span><text:span text:style-name="T1"> , при котором наступает заметное искажение формы выходного напряжения </text:span><text:span text:style-name="T10">U</text:span><text:span text:style-name="T1">вых(</text:span><text:span text:style-name="T10">t</text:span><text:span text:style-name="T1">). Зарисуем эту форму и сделаем выводы.</text:span></text:p>
      <text:p text:style-name="Standard"><text:span text:style-name="T1">г) Построим ЛАЧХ и ЛФЧХ, получим ЛАЧХ исследуемой схемы в диапазоне частот от 1Гц до 1ГГц.</text:span></text:p>
      <text:p text:style-name="Standard"><text:span text:style-name="T8">Задание 3. Расчёт однокаскадного транзисторного усилителя с общим истоком</text:span></text:p>
      <text:p text:style-name="Standard"><text:soft-page-break/><text:span text:style-name="T1">а) На выходной ВАХ построим статическую линию нагрузки и отметим положение рабочей точки (</text:span><text:span text:style-name="T10">U</text:span><text:span text:style-name="T1">сио; </text:span><text:span text:style-name="T10">I</text:span><text:span text:style-name="T1">со), принимая </text:span><text:span text:style-name="T10">I</text:span><text:span text:style-name="T1">со = (0,55 … 0,7)</text:span><text:span text:style-name="T10">I</text:span><text:span text:style-name="T1">с нач.</text:span></text:p>
      <text:p text:style-name="Standard"><text:span text:style-name="T1">б) Отметим рабочую точку на стоко-затворной ВАХ и определим напряжение </text:span><text:span text:style-name="T10">U</text:span><text:span text:style-name="T1">зио.</text:span></text:p>
      <text:p text:style-name="Standard"><text:span text:style-name="T1">в) Проведем через рабочую точку касательную к стоко-затворной ВАХ и определим крутизну </text:span><text:span text:style-name="T10">S</text:span></text:p>
      <text:p text:style-name="Standard"><text:span text:style-name="T1">г) Рассчитаем значения сопротивлений резисторов: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Подпись_20_к_20_рисунку" style:display-name="Подпись к рисунку" style:family="paragraph" style:parent-style-name="Body_20_Text_20_2" style:default-outline-level="">
      <style:paragraph-properties fo:margin-top="0in" fo:margin-bottom="0in" loext:contextual-spacing="false" fo:line-height="100%" fo:text-align="center" style:justify-single-word="false"/>
      <style:text-properties style:font-name="Arial Narrow" fo:font-family="'Arial Narrow'" style:font-family-generic="roman" style:font-pitch="variable" fo:font-size="13pt" fo:language="ru" fo:country="RU" style:font-name-asian="Times New Roman1" style:font-family-asian="'Times New Roman'" style:font-family-generic-asian="system" style:font-pitch-asian="variable" style:font-size-asian="13pt" style:language-asian="ru" style:country-asian="RU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image text:level="1" xlink:href="Pictures/10000000000000130000001605692BCB012D82BF.png" xlink:type="simple" xlink:show="embed" xlink:actuate="onLoad">
        <style:list-level-properties text:list-level-position-and-space-mode="label-alignment" style:vertical-pos="middle" style:vertical-rel="line" fo:width="0.0917in" fo:height="0.1098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139in" fo:margin-bottom="0.139in" fo:margin-left="0.4307in" fo:margin-right="0.139in" fo:border="0.51pt solid #000000" fo:padding-top="0.6417in" fo:padding-bottom="0.3457in" fo:padding-left="0.7429in" fo:padding-right="0.4437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139in" fo:margin-bottom="0.139in" fo:margin-left="0.4307in" fo:margin-right="0.139in" fo:border="0.51pt solid #000000" fo:padding-top="0.6417in" fo:padding-bottom="0.6417in" fo:padding-left="0.3492in" fo:padding-right="0.641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tor</meta:initial-creator>
    <meta:editing-cycles>17</meta:editing-cycles>
    <meta:print-date>2018-09-23T21:13:00</meta:print-date>
    <meta:creation-date>2019-03-01T21:05:00</meta:creation-date>
    <dc:date>2019-04-26T19:30:35.375310341</dc:date>
    <meta:editing-duration>PT8H50M5S</meta:editing-duration>
    <meta:generator>LibreOffice/6.1.5.2$Linux_X86_64 LibreOffice_project/10$Build-2</meta:generator>
    <meta:document-statistic meta:table-count="0" meta:image-count="0" meta:object-count="14" meta:page-count="4" meta:paragraph-count="52" meta:word-count="367" meta:character-count="2436" meta:non-whitespace-character-count="2101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row>
      <mi>U</mi>
      <mrow>
        <mi mathvariant="italic">кэо</mi>
        <mo stretchy="false">=</mo>
        <mi>U</mi>
      </mrow>
      <mrow>
        <mi mathvariant="italic">ко</mi>
        <mo stretchy="false">−</mo>
        <mi>U</mi>
      </mrow>
      <mrow>
        <mi mathvariant="italic">эо</mi>
        <mo stretchy="false">=</mo>
        <mn>5,625</mn>
      </mrow>
      <mi>В</mi>
    </mrow>
    <annotation encoding="StarMath 5.0">U кэо= U ко- U эо= 5,625  В</annotation>
  </semantics>
</math>
</file>

<file path=Object 12/content.xml><?xml version="1.0" encoding="utf-8"?>
<math xmlns="http://www.w3.org/1998/Math/MathML" display="block">
  <semantics>
    <mrow>
      <mi>h</mi>
      <mn>21</mn>
      <mrow>
        <mi>э</mi>
        <mo stretchy="false">=</mo>
        <mfrac>
          <mrow>
            <mi>∆</mi>
            <mi>I</mi>
            <mi>к</mi>
          </mrow>
          <mrow>
            <mi>∆</mi>
            <mi>I</mi>
            <mi>б</mi>
          </mrow>
        </mfrac>
        <mo stretchy="false">=</mo>
        <mn>10</mn>
      </mrow>
    </mrow>
    <annotation encoding="StarMath 5.0">h21э =   {∆ I к} over {∆ I б}   =   10</annotation>
  </semantics>
</math>
</file>

<file path=Object 14/content.xml><?xml version="1.0" encoding="utf-8"?>
<math xmlns="http://www.w3.org/1998/Math/MathML" display="block">
  <semantics>
    <mrow>
      <mi>h</mi>
      <mn>22</mn>
      <mrow>
        <mi>э</mi>
        <mo stretchy="false">=</mo>
        <mfrac>
          <mrow>
            <mi>∆</mi>
            <mi>I</mi>
            <mi>к</mi>
          </mrow>
          <mrow>
            <mi>∆</mi>
            <mi>U</mi>
            <mi mathvariant="italic">кэ</mi>
          </mrow>
        </mfrac>
        <mo stretchy="false">=</mo>
        <mn>4.2</mn>
      </mrow>
      <mi>∙</mi>
      <msup>
        <mn>10</mn>
        <mrow>
          <mo stretchy="false">−</mo>
          <mn>6</mn>
        </mrow>
      </msup>
    </mrow>
    <annotation encoding="StarMath 5.0">h 22 э=  {∆ I к} over {∆ U кэ} =4.2∙ {10} ^ {-6}  </annotation>
  </semantics>
</math>
</file>

<file path=Object 16/content.xml><?xml version="1.0" encoding="utf-8"?>
<math xmlns="http://www.w3.org/1998/Math/MathML" display="block">
  <semantics>
    <mrow>
      <mi>I</mi>
      <mrow>
        <mi mathvariant="italic">бо</mi>
        <mo stretchy="false">=</mo>
        <mfrac>
          <mrow>
            <mi>I</mi>
            <mi mathvariant="italic">ко</mi>
          </mrow>
          <mrow>
            <mi>h</mi>
            <mn>21</mn>
            <mi>э</mi>
          </mrow>
        </mfrac>
        <mo stretchy="false">=</mo>
        <mfrac>
          <mrow>
            <mn>1.</mn>
            <mn>75</mn>
            <mi mathvariant="italic">мА</mi>
          </mrow>
          <mn>10</mn>
        </mfrac>
      </mrow>
      <mspace width="2em"/>
      <mn>1</mn>
      <mn>75</mn>
      <mi mathvariant="italic">мкА</mi>
    </mrow>
    <annotation encoding="StarMath 5.0">I бо=  {I ко} over {h21 э} =  {1. 75  мА} over {10} ~1 75  мкА</annotation>
  </semantics>
</math>
</file>

<file path=Object 18/content.xml><?xml version="1.0" encoding="utf-8"?>
<math xmlns="http://www.w3.org/1998/Math/MathML" display="block">
  <semantics>
    <mrow>
      <mi>U</mi>
      <mrow>
        <mi mathvariant="italic">бэо</mi>
        <mo stretchy="false">=</mo>
        <mn>700</mn>
      </mrow>
      <mi mathvariant="italic">мВ</mi>
    </mrow>
    <annotation encoding="StarMath 5.0">U бэо=  700 мВ</annotation>
  </semantics>
</math>
</file>

<file path=Object 2/content.xml><?xml version="1.0" encoding="utf-8"?>
<math xmlns="http://www.w3.org/1998/Math/MathML" display="block">
  <semantics>
    <mrow>
      <mi>R</mi>
      <mrow>
        <mi>к</mi>
        <mo stretchy="false">=</mo>
        <mrow>
          <mo fence="true" stretchy="true">(</mo>
          <mrow>
            <mrow>
              <mn>1,5</mn>
              <mi>…</mi>
              <mn>2,0</mn>
            </mrow>
          </mrow>
          <mo fence="true" stretchy="true">)</mo>
        </mrow>
      </mrow>
      <mi>R</mi>
      <mrow>
        <mi>н</mi>
        <mo stretchy="false">=</mo>
        <mn>1,75</mn>
      </mrow>
      <mi>∙</mi>
      <mn>5</mn>
      <mrow>
        <mi mathvariant="italic">кОм</mi>
        <mo stretchy="false">=</mo>
        <mn>7,5</mn>
      </mrow>
      <mi mathvariant="italic">кОм</mi>
      <mrow>
        <mo fence="true" stretchy="false">(</mo>
        <mrow>
          <mrow>
            <mi mathvariant="italic">по</mi>
            <mi>Е</mi>
            <mn>24</mn>
          </mrow>
        </mrow>
        <mo fence="true" stretchy="false">)</mo>
      </mrow>
    </mrow>
    <annotation encoding="StarMath 5.0">R к =  left (1,5…2,0 right ) R н =  1,75 ∙5 кОм=  7,5  кОм  (по Е24)  </annotation>
  </semantics>
</math>
</file>

<file path=Object 20/content.xml><?xml version="1.0" encoding="utf-8"?>
<math xmlns="http://www.w3.org/1998/Math/MathML" display="block">
  <semantics>
    <mrow>
      <mi>h</mi>
      <mn>11</mn>
      <mrow>
        <mi>э</mi>
        <mo stretchy="false">=</mo>
        <mn>3</mn>
      </mrow>
      <mn>.6</mn>
      <mi>к</mi>
      <mi mathvariant="italic">Ом</mi>
    </mrow>
    <annotation encoding="StarMath 5.0">h11 э =3 .6   к Ом</annotation>
  </semantics>
</math>
</file>

<file path=Object 22/content.xml><?xml version="1.0" encoding="utf-8"?>
<math xmlns="http://www.w3.org/1998/Math/MathML" display="block">
  <semantics>
    <mrow>
      <mi>R</mi>
      <mrow>
        <mi>б</mi>
        <mo stretchy="false">=</mo>
        <mfrac>
          <mrow>
            <mi>U</mi>
            <mrow>
              <mi>п</mi>
              <mo stretchy="false">−</mo>
              <mi>U</mi>
            </mrow>
            <mi mathvariant="italic">бэо</mi>
          </mrow>
          <mrow>
            <mi>I</mi>
            <mi mathvariant="italic">бо</mi>
          </mrow>
        </mfrac>
      </mrow>
      <mspace width="2em"/>
      <mn>1</mn>
      <mn>00</mn>
      <mi>к</mi>
      <mi mathvariant="italic">Ом</mi>
      <mrow>
        <mo fence="true" stretchy="true">(</mo>
        <mrow>
          <mrow>
            <mi mathvariant="italic">по</mi>
            <mi>Е</mi>
            <mn>24</mn>
          </mrow>
        </mrow>
        <mo fence="true" stretchy="true">)</mo>
      </mrow>
    </mrow>
    <annotation encoding="StarMath 5.0">R б = {U п- U бэо } over {I бо} ~ 1 00   к Ом  left (по Е24 right )  </annotation>
  </semantics>
</math>
</file>

<file path=Object 24/content.xml><?xml version="1.0" encoding="utf-8"?>
<math xmlns="http://www.w3.org/1998/Math/MathML" display="block">
  <semantics>
    <mrow>
      <mi>r</mi>
      <mi mathvariant="italic">вх</mi>
      <mspace width="2em"/>
      <mi>h</mi>
      <mn>11</mn>
      <mrow>
        <mi>э</mi>
        <mo stretchy="false">=</mo>
        <mn>3,6</mn>
      </mrow>
      <mi mathvariant="italic">кОм</mi>
    </mrow>
    <annotation encoding="StarMath 5.0">r вх  ~  h11э = 3,6 кОм  </annotation>
  </semantics>
</math>
</file>

<file path=Object 26/content.xml><?xml version="1.0" encoding="utf-8"?>
<math xmlns="http://www.w3.org/1998/Math/MathML" display="block">
  <semantics>
    <mrow>
      <mi>C</mi>
      <mrow>
        <mn>1</mn>
        <mo stretchy="false">=</mo>
        <mfrac>
          <mrow>
            <mn>10</mn>
            <mi>…</mi>
            <mn>50</mn>
          </mrow>
          <mrow>
            <mn>2</mn>
            <mi>π</mi>
            <mi>∙</mi>
            <mi mathvariant="italic">fн</mi>
            <mi>∙</mi>
            <mrow>
              <mo fence="true" stretchy="false">(</mo>
              <mrow>
                <mrow>
                  <mi>R</mi>
                  <mrow>
                    <mi mathvariant="italic">вх</mi>
                    <mo stretchy="false">+</mo>
                    <mi>R</mi>
                  </mrow>
                  <mi mathvariant="italic">вн</mi>
                </mrow>
              </mrow>
              <mo fence="true" stretchy="false">)</mo>
            </mrow>
          </mrow>
        </mfrac>
        <mo stretchy="false">=</mo>
        <mfrac>
          <mn>25</mn>
          <mrow>
            <mn>2</mn>
            <mi>π</mi>
            <mi>∙</mi>
            <mn>5</mn>
            <mi mathvariant="italic">кГц</mi>
            <mi>∙</mi>
            <mrow>
              <mo fence="true" stretchy="false">(</mo>
              <mrow>
                <mrow>
                  <mn>3,6</mn>
                  <mrow>
                    <mi mathvariant="italic">кОм</mi>
                    <mo stretchy="false">+</mo>
                    <mn>0</mn>
                  </mrow>
                </mrow>
              </mrow>
              <mo fence="true" stretchy="false">)</mo>
            </mrow>
          </mrow>
        </mfrac>
        <mo stretchy="false">=</mo>
        <mn>0.</mn>
      </mrow>
      <mn>22</mn>
      <mi mathvariant="italic">мкФ</mi>
      <mspace width="2em"/>
      <mn>0.2</mn>
      <mi mathvariant="italic">мкФ</mi>
    </mrow>
    <annotation encoding="StarMath 5.0">C 1 = {10…50} over {2π∙fн∙ ( R вх+ R вн)} = {25} over {2π∙5 кГц∙(3,6 кОм+0)} =0. 22  мкФ ~ 0.2мкФ  </annotation>
  </semantics>
</math>
</file>

<file path=Object 28/content.xml><?xml version="1.0" encoding="utf-8"?>
<math xmlns="http://www.w3.org/1998/Math/MathML" display="block">
  <semantics>
    <mrow>
      <mi>C</mi>
      <mrow>
        <mn>2</mn>
        <mo stretchy="false">=</mo>
        <mfrac>
          <mrow>
            <mn>10</mn>
            <mi>…</mi>
            <mn>50</mn>
          </mrow>
          <mrow>
            <mn>2</mn>
            <mi>π</mi>
            <mi>∙</mi>
            <mi mathvariant="italic">fн</mi>
            <mi>∙</mi>
            <mrow>
              <mo fence="true" stretchy="false">(</mo>
              <mrow>
                <mrow>
                  <mi>R</mi>
                  <mrow>
                    <mi>к</mi>
                    <mo stretchy="false">+</mo>
                    <mi>R</mi>
                  </mrow>
                  <mi>н</mi>
                </mrow>
              </mrow>
              <mo fence="true" stretchy="false">)</mo>
            </mrow>
          </mrow>
        </mfrac>
        <mo stretchy="false">=</mo>
        <mfrac>
          <mn>25</mn>
          <mrow>
            <mn>2</mn>
            <mi>π</mi>
            <mi>∙</mi>
            <mn>5</mn>
            <mi mathvariant="italic">кГц</mi>
            <mi>∙</mi>
            <mrow>
              <mo fence="true" stretchy="false">(</mo>
              <mrow>
                <mrow>
                  <mn>7,5</mn>
                  <mrow>
                    <mi mathvariant="italic">кОм</mi>
                    <mo stretchy="false">+</mo>
                    <mn>5</mn>
                  </mrow>
                  <mi mathvariant="italic">кОм</mi>
                </mrow>
              </mrow>
              <mo fence="true" stretchy="false">)</mo>
            </mrow>
          </mrow>
        </mfrac>
        <mo stretchy="false">=</mo>
        <mn>62</mn>
      </mrow>
      <mi mathvariant="italic">нФ</mi>
    </mrow>
    <annotation encoding="StarMath 5.0">C 2 = {10…50} over {2π∙fн∙ ( R к+ R н)} =   {25} over {2π∙5 кГц∙( 7,5 кОм+5кОм)} =  62  нФ</annotation>
  </semantics>
</math>
</file>

<file path=Object 4/content.xml><?xml version="1.0" encoding="utf-8"?>
<math xmlns="http://www.w3.org/1998/Math/MathML" display="block">
  <semantics>
    <mrow>
      <mrow>
        <mi mathvariant="italic">Uп</mi>
        <mo stretchy="false">=</mo>
        <mrow>
          <mo fence="true" stretchy="true">(</mo>
          <mrow>
            <mrow>
              <mn>3,5</mn>
              <mi>…</mi>
              <mn>4</mn>
            </mrow>
          </mrow>
          <mo fence="true" stretchy="true">)</mo>
        </mrow>
      </mrow>
      <mi>U</mi>
      <mi>н</mi>
      <mi>.</mi>
      <mrow>
        <mi>т</mi>
        <mo stretchy="false">=</mo>
        <mn>3,</mn>
      </mrow>
      <mn>5</mn>
      <mi>∙</mi>
      <mn>5</mn>
      <mrow>
        <mi>В</mi>
        <mo stretchy="false">=</mo>
        <mn>17,5</mn>
      </mrow>
      <mi>В</mi>
    </mrow>
    <annotation encoding="StarMath 5.0">Uп= left (3,5…4 right ) U н.т=3, 5  ∙5В= 17,5  В </annotation>
  </semantics>
</math>
</file>

<file path=Object 6/content.xml><?xml version="1.0" encoding="utf-8"?>
<math xmlns="http://www.w3.org/1998/Math/MathML" display="block">
  <semantics>
    <mrow>
      <mrow>
        <mi mathvariant="italic">Uко</mi>
        <mo stretchy="false">=</mo>
        <mrow>
          <mo fence="true" stretchy="true">(</mo>
          <mrow>
            <mrow>
              <mn>0,3</mn>
              <mi>…</mi>
              <mn>0,5</mn>
            </mrow>
          </mrow>
          <mo fence="true" stretchy="true">)</mo>
        </mrow>
      </mrow>
      <mi>∙</mi>
      <mi>U</mi>
      <mrow>
        <mi>п</mi>
        <mo stretchy="false">=</mo>
        <mn>0,</mn>
      </mrow>
      <mn>3</mn>
      <mi>∙</mi>
      <mrow>
        <mn>18,75</mn>
        <mo stretchy="false">=</mo>
        <mn>5,625</mn>
      </mrow>
      <mi>В</mi>
    </mrow>
    <annotation encoding="StarMath 5.0">Uко= left (0,3…0,5 right ) ∙ U п = 0, 3  ∙18,75= 5,625  В   </annotation>
  </semantics>
</math>
</file>

<file path=Object 8/content.xml><?xml version="1.0" encoding="utf-8"?>
<math xmlns="http://www.w3.org/1998/Math/MathML" display="block">
  <semantics>
    <mrow>
      <mi>I</mi>
      <mrow>
        <mi mathvariant="italic">ко</mi>
        <mo stretchy="false">=</mo>
        <mfrac>
          <mrow>
            <mrow>
              <mi mathvariant="italic">Uп</mi>
              <mo stretchy="false">−</mo>
              <mi>U</mi>
            </mrow>
            <mi mathvariant="italic">ко</mi>
          </mrow>
          <mrow>
            <mi>R</mi>
            <mi>к</mi>
          </mrow>
        </mfrac>
        <mo stretchy="false">=</mo>
        <mfrac>
          <mrow>
            <mn>18,75</mn>
            <mrow>
              <mi>В</mi>
              <mo stretchy="false">−</mo>
              <mn>5,625</mn>
            </mrow>
            <mi>В</mi>
          </mrow>
          <mrow>
            <mn>7,5</mn>
            <mi mathvariant="italic">кОм</mi>
          </mrow>
        </mfrac>
        <mo stretchy="false">=</mo>
        <mn>1.</mn>
      </mrow>
      <mn>75</mn>
      <mi mathvariant="italic">мА</mi>
    </mrow>
    <annotation encoding="StarMath 5.0">I ко =  {Uп- U ко} over {R к} =   {18,75В- 5,625 В} over {7,5 кОм} =1. 75  мА </annotation>
  </semantics>
</math>
</file>